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getManagers(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self.extra_concerned_people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self.budget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enc(self.progress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text:text-input text:description="">self.health_indicator</text:text-input>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enc(self.work_plan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enc(self.comments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7T13:26:14</dc:date>
    <dc:creator>sge </dc:creator>
    <meta:editing-duration>PT5H3M22S</meta:editing-duration>
    <meta:editing-cycles>27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2" meta:character-count="435" meta:non-whitespace-character-count="422"/>
  </office:meta>
</office:document-meta>
</file>